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3200000010B0D464AC6D9F94F8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Roboto" svg:font-family="Roboto"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9.209cm" fo:margin-left="-1.048cm" fo:margin-top="0cm" fo:margin-bottom="0.25cm" table:align="left" style:may-break-between-rows="false"/>
    </style:style>
    <style:style style:name="Tableau1.A" style:family="table-column">
      <style:table-column-properties style:column-width="9.551cm"/>
    </style:style>
    <style:style style:name="Tableau1.B" style:family="table-column">
      <style:table-column-properties style:column-width="9.657cm"/>
    </style:style>
    <style:style style:name="Tableau1.1" style:family="table-row">
      <style:table-row-properties style:min-row-height="0.688cm"/>
    </style:style>
    <style:style style:name="Tableau1.A1" style:family="table-cell">
      <style:table-cell-properties fo:background-color="#e05b17" fo:padding="0.097cm" fo:border-left="1.5pt solid #02385a" fo:border-right="1.5pt solid #02385a" fo:border-top="1.5pt solid #02385a" fo:border-bottom="none">
        <style:background-image/>
      </style:table-cell-properties>
    </style:style>
    <style:style style:name="Tableau1.A2" style:family="table-cell">
      <style:table-cell-properties fo:padding="0.097cm" fo:border-left="1.5pt solid #02385a" fo:border-right="1.5pt solid #02385a" fo:border-top="none" fo:border-bottom="none"/>
    </style:style>
    <style:style style:name="Tableau1.A3" style:family="table-cell">
      <style:table-cell-properties fo:padding="0.097cm" fo:border-left="1.5pt solid #02385a" fo:border-right="none" fo:border-top="none" fo:border-bottom="none"/>
    </style:style>
    <style:style style:name="Tableau1.B3" style:family="table-cell">
      <style:table-cell-properties fo:padding="0.097cm" fo:border-left="none" fo:border-right="1.5pt solid #02385a" fo:border-top="none" fo:border-bottom="none"/>
    </style:style>
    <style:style style:name="Tableau1.A4" style:family="table-cell">
      <style:table-cell-properties fo:background-color="#e05b17" fo:padding="0.097cm" fo:border-left="1.5pt solid #02385a" fo:border-right="1.5pt solid #02385a" fo:border-top="none" fo:border-bottom="none">
        <style:background-image/>
      </style:table-cell-properties>
    </style:style>
    <style:style style:name="Tableau1.A5" style:family="table-cell">
      <style:table-cell-properties fo:padding="0.097cm" fo:border-left="1.5pt solid #02385a" fo:border-right="1.5pt solid #02385a" fo:border-top="none" fo:border-bottom="none"/>
    </style:style>
    <style:style style:name="Tableau1.A6" style:family="table-cell">
      <style:table-cell-properties fo:padding="0.097cm" fo:border-left="1.5pt solid #02385a" fo:border-right="none" fo:border-top="none" fo:border-bottom="none"/>
    </style:style>
    <style:style style:name="Tableau1.B6" style:family="table-cell">
      <style:table-cell-properties fo:padding="0.097cm" fo:border-left="none" fo:border-right="1.5pt solid #02385a" fo:border-top="none" fo:border-bottom="none"/>
    </style:style>
    <style:style style:name="Tableau1.7" style:family="table-row">
      <style:table-row-properties style:min-row-height="0.589cm"/>
    </style:style>
    <style:style style:name="Tableau1.A8" style:family="table-cell">
      <style:table-cell-properties fo:background-color="transparent" fo:padding="0.097cm" fo:border-left="1.5pt solid #02385a" fo:border-right="1.5pt solid #02385a" fo:border-top="none" fo:border-bottom="none">
        <style:background-image/>
      </style:table-cell-properties>
    </style:style>
    <style:style style:name="Tableau1.10" style:family="table-row">
      <style:table-row-properties style:min-row-height="0.529cm"/>
    </style:style>
    <style:style style:name="Tableau1.12" style:family="table-row">
      <style:table-row-properties style:min-row-height="0.566cm"/>
    </style:style>
    <style:style style:name="Tableau1.13" style:family="table-row">
      <style:table-row-properties style:min-row-height="5.292cm"/>
    </style:style>
    <style:style style:name="Tableau1.A13" style:family="table-cell">
      <style:table-cell-properties fo:padding="0.097cm" fo:border-left="1.5pt solid #02385a" fo:border-right="1.5pt solid #02385a" fo:border-top="none" fo:border-bottom="none"/>
    </style:style>
    <style:style style:name="Tableau1.14" style:family="table-row">
      <style:table-row-properties style:min-row-height="0.601cm"/>
    </style:style>
    <style:style style:name="Tableau1.15" style:family="table-row">
      <style:table-row-properties style:min-row-height="1.339cm"/>
    </style:style>
    <style:style style:name="Tableau1.A15" style:family="table-cell">
      <style:table-cell-properties fo:background-color="transparent" fo:padding="0.097cm" fo:border-left="1.5pt solid #02385a" fo:border-right="1.5pt solid #02385a" fo:border-top="none" fo:border-bottom="1.5pt solid #02385a">
        <style:background-image/>
      </style:table-cell-properties>
    </style:style>
    <style:style style:name="P1" style:family="paragraph" style:parent-style-name="Header">
      <style:text-properties fo:font-size="6pt" style:font-size-asian="5.25pt" style:font-size-complex="6pt"/>
    </style:style>
    <style:style style:name="P2" style:family="paragraph" style:parent-style-name="Footer">
      <style:text-properties style:use-window-font-color="true" officeooo:paragraph-rsid="000b591e"/>
    </style:style>
    <style:style style:name="P3" style:family="paragraph" style:parent-style-name="Footer">
      <style:text-properties style:use-window-font-color="true" fo:font-size="8pt" officeooo:paragraph-rsid="000b591e" style:font-size-asian="8pt" style:font-size-complex="8pt"/>
    </style:style>
    <style:style style:name="P4" style:family="paragraph" style:parent-style-name="Standard">
      <style:paragraph-properties fo:text-align="center" style:justify-single-word="false"/>
      <style:text-properties style:font-name="Roboto" fo:font-size="11pt" fo:font-weight="bold" officeooo:rsid="0005f6f4" officeooo:paragraph-rsid="0005f6f4" style:font-size-asian="11pt" style:font-weight-asian="bold" style:font-size-complex="11pt" style:font-weight-complex="bold"/>
    </style:style>
    <style:style style:name="P5" style:family="paragraph" style:parent-style-name="Standard">
      <style:paragraph-properties fo:text-align="center" style:justify-single-word="false"/>
      <style:text-properties style:font-name="Roboto" fo:font-size="11pt" fo:font-weight="bold" officeooo:rsid="0018b065" officeooo:paragraph-rsid="0029358c" style:font-size-asian="11pt" style:font-weight-asian="bold" style:font-size-complex="11pt" style:font-weight-complex="bold"/>
    </style:style>
    <style:style style:name="P6" style:family="paragraph" style:parent-style-name="Standard">
      <style:paragraph-properties fo:text-align="start" style:justify-single-word="false"/>
      <style:text-properties style:font-name="Roboto" fo:font-size="10pt" fo:font-weight="bold" officeooo:rsid="001e37fb" officeooo:paragraph-rsid="001e37fb"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Roboto" fo:font-size="10pt" fo:font-weight="bold" officeooo:rsid="002259ef" officeooo:paragraph-rsid="0029358c" style:font-size-asian="10pt" style:font-weight-asian="bold" style:font-size-complex="10pt" style:font-weight-complex="bold"/>
    </style:style>
    <style:style style:name="P8" style:family="paragraph" style:parent-style-name="Standard">
      <style:text-properties fo:font-size="6pt" style:font-size-asian="5.25pt" style:font-size-complex="6pt"/>
    </style:style>
    <style:style style:name="P9" style:family="paragraph" style:parent-style-name="Standard">
      <style:text-properties style:font-name="Roboto" fo:font-size="10pt" officeooo:rsid="0016cfcc" officeooo:paragraph-rsid="000c66d5" style:font-size-asian="10pt" style:font-size-complex="10pt"/>
    </style:style>
    <style:style style:name="P10" style:family="paragraph" style:parent-style-name="Standard">
      <style:paragraph-properties fo:text-align="start" style:justify-single-word="false"/>
      <style:text-properties style:font-name="Roboto" fo:font-size="10pt" officeooo:rsid="0010e37e" officeooo:paragraph-rsid="0010e37e" style:font-size-asian="10pt" style:font-size-complex="10pt"/>
    </style:style>
    <style:style style:name="P11" style:family="paragraph" style:parent-style-name="Standard">
      <style:paragraph-properties fo:text-align="center" style:justify-single-word="false"/>
      <style:text-properties style:font-name="Roboto" officeooo:rsid="0006f7b4" officeooo:paragraph-rsid="0006f7b4"/>
    </style:style>
    <style:style style:name="P12" style:family="paragraph" style:parent-style-name="Standard">
      <style:paragraph-properties fo:text-align="center" style:justify-single-word="false"/>
      <style:text-properties style:font-name="Roboto" fo:font-size="11pt" fo:font-weight="bold" officeooo:rsid="002104df" officeooo:paragraph-rsid="002104df" style:font-size-asian="11pt" style:font-weight-asian="bold" style:font-size-complex="11pt" style:font-weight-complex="bold"/>
    </style:style>
    <style:style style:name="P13" style:family="paragraph" style:parent-style-name="Standard">
      <style:paragraph-properties fo:text-align="center" style:justify-single-word="false"/>
      <style:text-properties style:font-name="Roboto" fo:font-size="11pt" fo:font-weight="bold" officeooo:rsid="0005f6f4" officeooo:paragraph-rsid="0005f6f4" style:font-size-asian="11pt" style:font-weight-asian="bold" style:font-size-complex="11pt" style:font-weight-complex="bold"/>
    </style:style>
    <style:style style:name="P14" style:family="paragraph" style:parent-style-name="Standard">
      <style:paragraph-properties fo:text-align="center" style:justify-single-word="false"/>
      <style:text-properties style:font-name="Roboto" fo:font-size="11pt" fo:font-weight="bold" officeooo:rsid="0006f7b4" officeooo:paragraph-rsid="0006f7b4" style:font-size-asian="11pt" style:font-weight-asian="bold" style:font-size-complex="11pt" style:font-weight-complex="bold"/>
    </style:style>
    <style:style style:name="P15" style:family="paragraph" style:parent-style-name="Standard">
      <style:text-properties style:font-name="Roboto" fo:font-size="9pt" officeooo:rsid="0016cfcc" officeooo:paragraph-rsid="000c66d5" style:font-size-asian="9pt" style:font-size-complex="9pt"/>
    </style:style>
    <style:style style:name="P16" style:family="paragraph" style:parent-style-name="Standard">
      <style:text-properties style:font-name="Roboto" fo:font-size="9pt" officeooo:rsid="0016cfcc" officeooo:paragraph-rsid="00080462" style:font-size-asian="9pt" style:font-size-complex="9pt"/>
    </style:style>
    <style:style style:name="P17" style:family="paragraph" style:parent-style-name="Standard">
      <style:paragraph-properties fo:text-align="start" style:justify-single-word="false"/>
      <style:text-properties style:font-name="Roboto" fo:font-size="9pt" officeooo:rsid="0006f7b4" officeooo:paragraph-rsid="0006f7b4" style:font-size-asian="9pt" style:font-size-complex="9pt"/>
    </style:style>
    <style:style style:name="P18" style:family="paragraph" style:parent-style-name="Standard">
      <style:paragraph-properties fo:text-align="start" style:justify-single-word="false"/>
      <style:text-properties style:font-name="Roboto" fo:font-size="9pt" officeooo:rsid="0005f6f4" officeooo:paragraph-rsid="0005f6f4" style:font-size-asian="9pt" style:font-size-complex="9pt"/>
    </style:style>
    <style:style style:name="P19" style:family="paragraph" style:parent-style-name="Standard" style:list-style-name="L1">
      <style:paragraph-properties fo:text-align="start" style:justify-single-word="false"/>
      <style:text-properties style:font-name="Roboto" fo:font-size="9pt" officeooo:rsid="0011001b" officeooo:paragraph-rsid="0029358c" style:font-size-asian="9pt" style:font-size-complex="9pt"/>
    </style:style>
    <style:style style:name="P20" style:family="paragraph" style:parent-style-name="Standard" style:list-style-name="L1">
      <style:paragraph-properties fo:text-align="start" style:justify-single-word="false"/>
      <style:text-properties style:font-name="Roboto" fo:font-size="9pt" officeooo:rsid="0018b065" officeooo:paragraph-rsid="0029358c" style:font-size-asian="9pt" style:font-size-complex="9pt"/>
    </style:style>
    <style:style style:name="P21" style:family="paragraph" style:parent-style-name="Standard" style:list-style-name="L1">
      <loext:graphic-properties draw:fill="none"/>
      <style:paragraph-properties fo:text-align="start" style:justify-single-word="false" fo:background-color="transparent"/>
      <style:text-properties style:font-name="Roboto" fo:font-size="9pt" officeooo:rsid="0018b065" officeooo:paragraph-rsid="0029358c" style:font-size-asian="9pt" style:font-size-complex="9pt"/>
    </style:style>
    <style:style style:name="P22" style:family="paragraph" style:parent-style-name="Standard" style:list-style-name="L2">
      <style:paragraph-properties fo:text-align="start" style:justify-single-word="false"/>
      <style:text-properties style:font-name="Roboto" fo:font-size="9pt" officeooo:rsid="0018b065" officeooo:paragraph-rsid="0029358c" style:font-size-asian="9pt" style:font-size-complex="9pt"/>
    </style:style>
    <style:style style:name="P23" style:family="paragraph" style:parent-style-name="Standard" style:list-style-name="List_20_1">
      <style:paragraph-properties fo:text-align="start" style:justify-single-word="false"/>
      <style:text-properties style:font-name="Roboto" fo:font-size="9pt" officeooo:rsid="0018b065" officeooo:paragraph-rsid="0029358c" style:font-size-asian="9pt" style:font-size-complex="9pt"/>
    </style:style>
    <style:style style:name="P24" style:family="paragraph" style:parent-style-name="Standard" style:list-style-name="L2">
      <style:paragraph-properties fo:text-align="start" style:justify-single-word="false"/>
      <style:text-properties style:font-name="Roboto" fo:font-size="9pt" officeooo:rsid="0012f3b1" officeooo:paragraph-rsid="0029358c" style:font-size-asian="9pt" style:font-size-complex="9pt"/>
    </style:style>
    <style:style style:name="P25" style:family="paragraph" style:parent-style-name="Standard">
      <style:paragraph-properties fo:text-align="start" style:justify-single-word="false"/>
      <style:text-properties style:font-name="Roboto" fo:font-size="9pt" officeooo:rsid="0012f3b1" officeooo:paragraph-rsid="0029358c" style:font-size-asian="9pt" style:font-size-complex="9pt"/>
    </style:style>
    <style:style style:name="P26" style:family="paragraph" style:parent-style-name="Standard" style:list-style-name="List_20_1">
      <style:paragraph-properties fo:text-align="start" style:justify-single-word="false"/>
      <style:text-properties style:font-name="Roboto" fo:font-size="9pt" officeooo:rsid="0012f3b1" officeooo:paragraph-rsid="0029358c" style:font-size-asian="9pt" style:font-size-complex="9pt"/>
    </style:style>
    <style:style style:name="P27" style:family="paragraph" style:parent-style-name="Standard" style:list-style-name="L2">
      <style:paragraph-properties fo:text-align="start" style:justify-single-word="false"/>
      <style:text-properties style:font-name="Roboto" fo:font-size="9pt" officeooo:rsid="001aa730" officeooo:paragraph-rsid="0029358c" style:font-size-asian="9pt" style:font-size-complex="9pt"/>
    </style:style>
    <style:style style:name="P28" style:family="paragraph" style:parent-style-name="Standard">
      <style:paragraph-properties fo:text-align="start" style:justify-single-word="false"/>
      <style:text-properties style:font-name="Roboto" fo:font-size="9pt" style:text-underline-style="solid" style:text-underline-width="auto" style:text-underline-color="font-color" officeooo:rsid="0005f6f4" officeooo:paragraph-rsid="0012f3b1" style:font-size-asian="9pt" style:font-size-complex="9pt"/>
    </style:style>
    <style:style style:name="P29" style:family="paragraph" style:parent-style-name="Standard">
      <style:text-properties officeooo:paragraph-rsid="001e37fb"/>
    </style:style>
    <style:style style:name="P30" style:family="paragraph" style:parent-style-name="Standard">
      <style:text-properties fo:font-size="9pt" officeooo:paragraph-rsid="001e37fb" style:font-size-asian="9pt" style:font-size-complex="9pt"/>
    </style:style>
    <style:style style:name="P31" style:family="paragraph" style:parent-style-name="Text_20_body">
      <style:paragraph-properties fo:margin-top="0cm" fo:margin-bottom="0.046cm" loext:contextual-spacing="false" fo:text-align="start" style:justify-single-word="false"/>
      <style:text-properties style:font-name="Roboto" fo:font-size="10pt" officeooo:rsid="002fb512" officeooo:paragraph-rsid="002fb512" style:font-size-asian="10pt" style:font-size-complex="10pt"/>
    </style:style>
    <style:style style:name="P32" style:family="paragraph" style:parent-style-name="Text_20_body">
      <style:paragraph-properties fo:margin-top="0cm" fo:margin-bottom="0.046cm" loext:contextual-spacing="false" fo:text-align="start" style:justify-single-word="false"/>
      <style:text-properties style:font-name="Roboto" fo:font-size="9pt" officeooo:rsid="0012f3b1" officeooo:paragraph-rsid="0029358c" style:font-size-asian="9pt" style:font-size-complex="9pt"/>
    </style:style>
    <style:style style:name="P33" style:family="paragraph" style:parent-style-name="Text_20_body">
      <style:paragraph-properties fo:margin-top="0cm" fo:margin-bottom="0.046cm" loext:contextual-spacing="false"/>
      <style:text-properties style:font-name="Roboto" fo:font-size="9pt" officeooo:rsid="0012f3b1" officeooo:paragraph-rsid="0029358c" style:font-size-asian="9pt" style:font-size-complex="9pt"/>
    </style:style>
    <style:style style:name="P34" style:family="paragraph" style:parent-style-name="Text_20_body">
      <style:paragraph-properties fo:margin-top="0cm" fo:margin-bottom="0.046cm" loext:contextual-spacing="false" fo:text-align="start" style:justify-single-word="false"/>
      <style:text-properties style:font-name="Roboto" fo:font-size="6pt" officeooo:rsid="0012f3b1" officeooo:paragraph-rsid="0029358c" style:font-size-asian="5.25pt" style:font-size-complex="6pt"/>
    </style:style>
    <style:style style:name="P35" style:family="paragraph" style:parent-style-name="Text_20_body">
      <style:paragraph-properties fo:margin-top="0cm" fo:margin-bottom="0.046cm" loext:contextual-spacing="false"/>
      <style:text-properties style:font-name="Roboto" fo:font-size="6pt" officeooo:rsid="0012f3b1" officeooo:paragraph-rsid="0029358c" style:font-size-asian="5.25pt" style:font-size-complex="6pt"/>
    </style:style>
    <style:style style:name="P36" style:family="paragraph" style:parent-style-name="Text_20_body">
      <style:paragraph-properties fo:margin-top="0cm" fo:margin-bottom="0.046cm" loext:contextual-spacing="false" fo:text-align="start" style:justify-single-word="false"/>
      <style:text-properties style:font-name="Roboto" fo:font-size="6pt" officeooo:rsid="002fb512" officeooo:paragraph-rsid="002fb512" style:font-size-asian="5.25pt" style:font-size-complex="6pt"/>
    </style:style>
    <style:style style:name="T1" style:family="text">
      <style:text-properties officeooo:rsid="002372e6"/>
    </style:style>
    <style:style style:name="T2" style:family="text">
      <style:text-properties officeooo:rsid="002360b3"/>
    </style:style>
    <style:style style:name="T3" style:family="text">
      <style:text-properties officeooo:rsid="001607d9"/>
    </style:style>
    <style:style style:name="T4" style:family="text">
      <style:text-properties officeooo:rsid="0006f7b4"/>
    </style:style>
    <style:style style:name="T5" style:family="text">
      <style:text-properties officeooo:rsid="00077f97"/>
    </style:style>
    <style:style style:name="T6" style:family="text">
      <style:text-properties style:font-name="Roboto"/>
    </style:style>
    <style:style style:name="T7" style:family="text">
      <style:text-properties style:font-name="Roboto" fo:font-size="10pt" style:font-size-asian="10pt" style:font-size-complex="10pt"/>
    </style:style>
    <style:style style:name="T8" style:family="text">
      <style:text-properties style:font-name="Roboto" fo:font-size="10pt" officeooo:rsid="000c66d5" style:font-size-asian="10pt" style:font-size-complex="10pt"/>
    </style:style>
    <style:style style:name="T9" style:family="text">
      <style:text-properties style:font-name="Roboto" fo:font-size="10pt" officeooo:rsid="0016cfcc" style:font-size-asian="10pt" style:font-size-complex="10pt"/>
    </style:style>
    <style:style style:name="T10" style:family="text">
      <style:text-properties style:font-name="Roboto" fo:font-size="10pt" officeooo:rsid="0011001b" style:font-size-asian="10pt" style:font-size-complex="10pt"/>
    </style:style>
    <style:style style:name="T11" style:family="text">
      <style:text-properties style:font-name="Roboto" fo:font-size="10pt" officeooo:rsid="001e37fb" style:font-size-asian="10pt" style:font-size-complex="10pt"/>
    </style:style>
    <style:style style:name="T12" style:family="text">
      <style:text-properties style:font-name="Roboto" officeooo:rsid="0016cfcc"/>
    </style:style>
    <style:style style:name="T13" style:family="text">
      <style:text-properties style:font-name="Roboto" officeooo:rsid="001e37fb"/>
    </style:style>
    <style:style style:name="T14" style:family="text">
      <style:text-properties style:font-name="Roboto" officeooo:rsid="0011001b"/>
    </style:style>
    <style:style style:name="T15" style:family="text">
      <style:text-properties style:font-name="Roboto" officeooo:rsid="000c66d5"/>
    </style:style>
    <style:style style:name="T16" style:family="text">
      <style:text-properties style:font-name="Roboto" fo:font-size="9pt" style:font-size-asian="9pt" style:font-size-complex="9pt"/>
    </style:style>
    <style:style style:name="T17" style:family="text">
      <style:text-properties style:font-name="Roboto" fo:font-size="9pt" officeooo:rsid="000c66d5" style:font-size-asian="9pt" style:font-size-complex="9pt"/>
    </style:style>
    <style:style style:name="T18" style:family="text">
      <style:text-properties officeooo:rsid="0011001b"/>
    </style:style>
    <style:style style:name="T19" style:family="text">
      <style:text-properties officeooo:rsid="0012f3b1"/>
    </style:style>
    <style:style style:name="T20" style:family="text">
      <style:text-properties fo:font-size="11pt" fo:font-weight="bold" style:font-size-asian="11pt" style:font-weight-asian="bold" style:font-size-complex="11pt" style:font-weight-complex="bold"/>
    </style:style>
    <style:style style:name="T21" style:family="text">
      <style:text-properties fo:font-weight="normal" style:font-weight-asian="normal" style:font-weight-complex="normal"/>
    </style:style>
    <style:style style:name="T22" style:family="text">
      <style:text-properties fo:font-weight="normal" officeooo:rsid="00237c55" style:font-weight-asian="normal" style:font-weight-complex="normal"/>
    </style:style>
    <style:style style:name="T23" style:family="text">
      <style:text-properties fo:font-weight="normal" officeooo:rsid="00250dc2" style:font-weight-asian="normal" style:font-weight-complex="normal"/>
    </style:style>
    <style:style style:name="T24" style:family="text">
      <style:text-properties fo:font-weight="normal" officeooo:rsid="00254d4a" style:font-weight-asian="normal" style:font-weight-complex="normal"/>
    </style:style>
    <style:style style:name="T25" style:family="text">
      <style:text-properties officeooo:rsid="001e6d7b"/>
    </style:style>
    <style:style style:name="T26" style:family="text">
      <style:text-properties officeooo:rsid="0018b065"/>
    </style:style>
    <style:style style:name="T27" style:family="text">
      <style:text-properties officeooo:rsid="002bf6f2"/>
    </style:style>
    <style:style style:name="T28" style:family="text">
      <style:text-properties officeooo:rsid="0010e37e"/>
    </style:style>
    <style:style style:name="T29" style:family="text">
      <style:text-properties officeooo:rsid="0014c41c"/>
    </style:style>
    <style:style style:name="T30" style:family="text">
      <style:text-properties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table:number-columns-spanned="2" office:value-type="string">
            <text:p text:style-name="P5">Réflexion autour de la persistance de TeKo</text:p>
          </table:table-cell>
          <table:covered-table-cell/>
        </table:table-row>
        <table:table-row>
          <table:table-cell table:style-name="Tableau1.A2" table:number-columns-spanned="2" office:value-type="string">
            <text:p text:style-name="P32">Des gestionnaires de tests et de recette applicative existent (Quality center, Testlink, …) mais peu d'entre eux sont sous <text:span text:style-name="T25">L</text:span>icence <text:span text:style-name="T25">L</text:span>ibre. La volonté de Code Lutin est de développer un outil simple pour suivre l'avancement d'une campagne de test<text:span text:style-name="T27">s</text:span> et faciliter le travail des testeurs. Ce logiciel doit être facilement compréhensible par tous afin de pouvoir impliquer dans les tests un maximum de personnes des équipes projets, surtout ceux connaissant les besoins et les contraintes fonctionnels. </text:p>
            <text:p text:style-name="P33">Teko est la solution que nous souhaitons apporter, sous la forme d'une application web, dont l'environnement technique est <text:span text:style-name="T26">actuellement </text:span>composé de : RiotJS, Spgeed, JasperReport.</text:p>
            <text:p text:style-name="P35"/>
            <text:p text:style-name="P32">Le développement de Teko a déjà débuté pour aboutir à une première version proposant les fonctionnalités de base. Cette première version se repose sur la base de données relationnelle PostgreSQL. </text:p>
            <text:p text:style-name="P34"/>
            <text:p text:style-name="P32">Avec cette première version, et avant d'aller plus loin dans le développement, il parait opportun de réévaluer les besoins de TeKo en terme de format et sauvegarde des données.</text:p>
            <text:p text:style-name="P31"><text:a xlink:type="simple" xlink:href="http://www.codelutin.com/page-stage-pollen.html" text:style-name="Internet_20_link" text:visited-style-name="Visited_20_Internet_20_Link"><text:span text:style-name="T30">http://www.codelutin.com/page-stage-pollen.html</text:span></text:a></text:p>
            <text:p text:style-name="P36"/>
          </table:table-cell>
          <table:covered-table-cell/>
        </table:table-row>
        <table:table-row>
          <table:table-cell table:style-name="Tableau1.A3" office:value-type="string">
            <text:p text:style-name="P18">Basé à Saint S<text:span text:style-name="T5">é</text:span>bastien-sur-Loire (44)</text:p>
          </table:table-cell>
          <table:table-cell table:style-name="Tableau1.B3" office:value-type="string">
            <text:p text:style-name="P18">Durée du stage : <text:span text:style-name="T19">5 mois</text:span></text:p>
          </table:table-cell>
        </table:table-row>
        <table:table-row>
          <table:table-cell table:style-name="Tableau1.A4" table:number-columns-spanned="2" office:value-type="string">
            <text:p text:style-name="P4">Principales missions</text:p>
          </table:table-cell>
          <table:covered-table-cell/>
        </table:table-row>
        <table:table-row>
          <table:table-cell table:style-name="Tableau1.A5" table:number-columns-spanned="2" office:value-type="string">
            <text:p text:style-name="P25">Les principales missions du stage <text:span text:style-name="T26">consisteront en</text:span> :</text:p>
            <text:list xml:id="list6396545850385620193" text:style-name="List_20_1">
              <text:list-item>
                <text:p text:style-name="P23">Étude et synthèse des différents systèmes de persistance ;</text:p>
              </text:list-item>
              <text:list-item>
                <text:p text:style-name="P26">D<text:span text:style-name="T26">éfinition et mise en place de métriques ;</text:span></text:p>
              </text:list-item>
              <text:list-item>
                <text:p text:style-name="P23">Propositions et implantations de solutions ;</text:p>
              </text:list-item>
              <text:list-item>
                <text:p text:style-name="P23">Synthèse des résultats.</text:p>
              </text:list-item>
            </text:list>
          </table:table-cell>
          <table:covered-table-cell/>
        </table:table-row>
        <table:table-row>
          <table:table-cell table:style-name="Tableau1.A6" office:value-type="string">
            <text:p text:style-name="P28">Technologies utilisées :</text:p>
            <text:list xml:id="list5546149516244460637" text:style-name="L1">
              <text:list-item>
                <text:p text:style-name="P19">Java</text:p>
              </text:list-item>
              <text:list-item>
                <text:p text:style-name="P19">PostgreSQL</text:p>
              </text:list-item>
              <text:list-item>
                <text:p text:style-name="P20">Spgeed</text:p>
              </text:list-item>
              <text:list-item>
                <text:p text:style-name="P20">MongoDB / CouchDB / Redis</text:p>
              </text:list-item>
              <text:list-item>
                <text:p text:style-name="P21">Neo4j / OrientDB</text:p>
              </text:list-item>
            </text:list>
          </table:table-cell>
          <table:table-cell table:style-name="Tableau1.B6" office:value-type="string">
            <text:p text:style-name="P28">Q<text:span text:style-name="T4">ualités recherchées :</text:span></text:p>
            <text:list xml:id="list4062143622762591629" text:style-name="L2">
              <text:list-item>
                <text:p text:style-name="P24">Autonom<text:span text:style-name="T26">ie</text:span></text:p>
              </text:list-item>
              <text:list-item>
                <text:p text:style-name="P22">Sociabilité</text:p>
              </text:list-item>
              <text:list-item>
                <text:p text:style-name="P27">Capacité d’analyse</text:p>
              </text:list-item>
              <text:list-item>
                <text:p text:style-name="P27">Rigueur</text:p>
              </text:list-item>
              <text:list-item>
                <text:p text:style-name="P27">Argumentation</text:p>
              </text:list-item>
              <text:list-item>
                <text:p text:style-name="P27">Documentation</text:p>
              </text:list-item>
            </text:list>
          </table:table-cell>
        </table:table-row>
        <table:table-row table:style-name="Tableau1.7">
          <table:table-cell table:style-name="Tableau1.A4" table:number-columns-spanned="2" office:value-type="string">
            <text:p text:style-name="P4">Profil recherché</text:p>
          </table:table-cell>
          <table:covered-table-cell/>
        </table:table-row>
        <table:table-row>
          <table:table-cell table:style-name="Tableau1.A8" table:number-columns-spanned="2" office:value-type="string">
            <text:p text:style-name="P10">Nous recherchons une personne motivé<text:span text:style-name="T19">e et</text:span> force de proposition.</text:p>
          </table:table-cell>
          <table:covered-table-cell/>
        </table:table-row>
        <table:table-row>
          <table:table-cell table:style-name="Tableau1.A8" table:number-columns-spanned="2" office:value-type="string">
            <text:p text:style-name="P18">Niveau(x) d’études : <text:span text:style-name="T28">Bac +4/5</text:span></text:p>
          </table:table-cell>
          <table:covered-table-cell/>
        </table:table-row>
        <table:table-row table:style-name="Tableau1.10">
          <table:table-cell table:style-name="Tableau1.A4" table:number-columns-spanned="2" office:value-type="string">
            <text:p text:style-name="P14">Autre </text:p>
          </table:table-cell>
          <table:covered-table-cell/>
        </table:table-row>
        <table:table-row>
          <table:table-cell table:style-name="Tableau1.A8" table:number-columns-spanned="2" office:value-type="string">
            <text:p text:style-name="P17">Gratification : <text:span text:style-name="T29">26,25 €/jour travaillé</text:span></text:p>
          </table:table-cell>
          <table:covered-table-cell/>
        </table:table-row>
        <table:table-row table:style-name="Tableau1.12">
          <table:table-cell table:style-name="Tableau1.A4" table:number-columns-spanned="2" office:value-type="string">
            <text:p text:style-name="P14">Présentation de la société </text:p>
          </table:table-cell>
          <table:covered-table-cell/>
        </table:table-row>
        <table:table-row table:style-name="Tableau1.13">
          <table:table-cell table:style-name="Tableau1.A13" table:number-columns-spanned="2" office:value-type="string">
            <text:p text:style-name="P15">Créée en 2002, Code Lutin propose des projets de développement informatique en se basant sur des briques de logiciels libres. Code Lutin a fait le choix d’utiliser des technologies robustes, fiables et pérennes dotée de larges librairies<text:span text:style-name="T18"> :</text:span> Java, JavaScript.</text:p>
            <text:p text:style-name="P16">Nous proposons à nos clients des projets au forfait, de la régie et de la TMA. Nous travaillons avec des acteurs majeurs du marché sur différents secteurs d’activité<text:span text:style-name="T18"> :</text:span> Vewd (télé connectées), Inra, CNRS, Ifremer, My Money Bank, Agence Française pour la Biodiversité …</text:p>
            <text:p text:style-name="P30"><text:span text:style-name="T12">Nous invitons toujours nos clients à construire et à travailler avec eux pour que l'application soit la plus conforme à leurs attentes ainsi qu'à celle</text:span><text:span text:style-name="T13">s</text:span><text:span text:style-name="T12"> des utilisateurs finaux. Cela nous permet également de créer une relation de confiance, indispensable selon nous à la réussite des projets. </text:span><text:span text:style-name="T14">Au-delà</text:span><text:span text:style-name="T15"> des projets de nos clients, nous développons également en interne certaines solutions, libres, nous permettant de répondre à nos besoins spécifiques (par exemple la prise de décision collective avec Pollen[1], la gestion du temps avec WID[2]) et </text:span><text:span text:style-name="T14">d’e</text:span><text:span text:style-name="T15">ffectuer une veille technologique constante ainsi que de la R&amp;D.</text:span></text:p>
            <text:p text:style-name="P30"><text:span text:style-name="T15"/></text:p>
            <text:p text:style-name="P29"><text:span text:style-name="T17">[1] </text:span><text:a xlink:type="simple" xlink:href="https://pollen.cl/" text:style-name="Internet_20_link" text:visited-style-name="Visited_20_Internet_20_Link"><text:span text:style-name="T17">https://pollen.cl</text:span></text:a><text:span text:style-name="T17"><text:line-break/></text:span><text:span text:style-name="T16">[2] </text:span><text:a xlink:type="simple" xlink:href="https://wid.chorem.com/" text:style-name="Internet_20_link" text:visited-style-name="Visited_20_Internet_20_Link"><text:span text:style-name="T16">https://wid.chorem.com</text:span></text:a></text:p>
          </table:table-cell>
          <table:covered-table-cell/>
        </table:table-row>
        <table:table-row table:style-name="Tableau1.14">
          <table:table-cell table:style-name="Tableau1.A4" table:number-columns-spanned="2" office:value-type="string">
            <text:p text:style-name="P12">Ça vous intéresse ? </text:p>
          </table:table-cell>
          <table:covered-table-cell/>
        </table:table-row>
        <table:table-row table:style-name="Tableau1.15">
          <table:table-cell table:style-name="Tableau1.A15" table:number-columns-spanned="2" office:value-type="string">
            <text:p text:style-name="P6"><text:span text:style-name="T21">Envoyez votre CV et votre lettre de motivation à : </text:span><text:a xlink:type="simple" xlink:href="mailto:stage@codelutin.com" text:style-name="Internet_20_link" text:visited-style-name="Visited_20_Internet_20_Link"><text:span text:style-name="T21">stage@codelutin.com</text:span></text:a><text:span text:style-name="T21"> en indiquant l</text:span><text:span text:style-name="T23">e titre </text:span><text:span text:style-name="T21">de l’offre. </text:span></text:p>
            <text:p text:style-name="P7"><text:span text:style-name="T21">Pour en savoir plus sur </text:span><text:span text:style-name="T22">Code Lutin, et cette offre de stage :</text:span><text:span text:style-name="T23"> </text:span><text:a xlink:type="simple" xlink:href="http://www.codelutin.com/nous-rejoindre.html" text:style-name="Internet_20_link" text:visited-style-name="Visited_20_Internet_20_Link"><text:span text:style-name="T24">http://www.codelutin.com/nous-rejoindre.html</text:span></text:a></text:p>
          </table:table-cell>
          <table:covered-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Roboto" svg:font-family="Roboto" style:font-pitch="variable"/>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color="#02385a" style:font-name="Arial" fo:font-family="Arial" style:font-style-name="Normal" style:font-family-generic="swiss" style:font-pitch="variable" fo:font-size="9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6pt" style:font-size-asian="5.25pt" style:font-size-complex="6pt"/>
    </style:style>
    <style:style style:name="MP2" style:family="paragraph" style:parent-style-name="Footer">
      <style:text-properties style:use-window-font-color="true" officeooo:paragraph-rsid="000b591e"/>
    </style:style>
    <style:style style:name="MP3" style:family="paragraph" style:parent-style-name="Footer">
      <style:text-properties style:use-window-font-color="true" fo:font-size="8pt" officeooo:paragraph-rsid="000b591e" style:font-size-asian="8pt" style:font-size-complex="8pt"/>
    </style:style>
    <style:style style:name="MT1" style:family="text">
      <style:text-properties officeooo:rsid="002372e6"/>
    </style:style>
    <style:style style:name="MT2" style:family="text">
      <style:text-properties officeooo:rsid="002360b3"/>
    </style:style>
    <style:style style:name="MT3" style:family="text">
      <style:text-properties officeooo:rsid="001607d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4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1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svg:height="1.58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Image2" text:anchor-type="paragraph" svg:x="0.372cm" svg:y="-1.429cm" svg:width="5.168cm" svg:height="1.725cm" draw:z-index="0"><draw:image xlink:href="Pictures/10000201000003200000010B0D464AC6D9F94F8E.png" xlink:type="simple" xlink:show="embed" xlink:actuate="onLoad"/></draw:frame></text:p>
      </style:header>
      <style:header-first>
        <text:p text:style-name="Header"><draw:frame draw:style-name="Mfr1" draw:name="Image4" text:anchor-type="paragraph" svg:x="-1.506cm" svg:y="-1.434cm" svg:width="6.359cm" svg:height="2.122cm" draw:z-index="0"><draw:image xlink:href="Pictures/10000201000003200000010B0D464AC6D9F94F8E.png" xlink:type="simple" xlink:show="embed" xlink:actuate="onLoad"/></draw:frame></text:p>
      </style:header-first>
      <style:header-left>
        <text:p text:style-name="MP1"/>
      </style:header-left>
      <style:footer>
        <text:p text:style-name="MP2"/>
      </style:footer>
      <style:footer-first>
        <text:p text:style-name="MP3">CODE LUTIN – 12 Avenue Jules Verne<text:span text:style-name="MT1"> – </text:span>44230 Saint-Sébastien-Sur-Loire<text:span text:style-name="MT1"> – </text:span>Tel<text:span text:style-name="MT1"> :</text:span> +33 2.40.50.29.28 – www.codelutin.com</text:p>
        <text:p text:style-name="MP3">SA<text:span text:style-name="MT2">SPO</text:span> <text:span text:style-name="MT1">au</text:span> capital <text:span text:style-name="MT2">variable de 7850 € – </text:span>RCS Nantes 442.116.703 00046 – N° TVA : FR57 442 116 703<text:span text:style-name="MT3"> – </text:span>Code NAF 6201Z</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ëmie Dagusé</meta:initial-creator>
    <meta:creation-date>2018-09-19T10:50:45.558194683</meta:creation-date>
    <dc:date>2018-10-26T16:22:36.908780133</dc:date>
    <dc:creator>Noëmie Dagusé</dc:creator>
    <meta:editing-duration>PT8H37S</meta:editing-duration>
    <meta:editing-cycles>29</meta:editing-cycles>
    <meta:generator>LibreOffice/5.1.6.2$Linux_X86_64 LibreOffice_project/10m0$Build-2</meta:generator>
    <meta:printed-by>Noëmie Dagusé</meta:printed-by>
    <meta:print-date>2018-10-24T10:07:33.380969262</meta:print-date>
    <meta:document-statistic meta:table-count="1" meta:image-count="2" meta:object-count="0" meta:page-count="1" meta:paragraph-count="42" meta:word-count="531" meta:character-count="3447" meta:non-whitespace-character-count="2960"/>
  </office:meta>
</office:document-meta>
</file>